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159" officeooo:paragraph-rsid="000df159"/>
    </style:style>
    <style:style style:name="P2" style:family="paragraph" style:parent-style-name="Standard">
      <style:text-properties officeooo:rsid="000e0692" officeooo:paragraph-rsid="000e0692"/>
    </style:style>
    <style:style style:name="P3" style:family="paragraph" style:parent-style-name="Standard">
      <style:text-properties fo:font-weight="bold" officeooo:rsid="000df159" officeooo:paragraph-rsid="000df15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f159" officeooo:paragraph-rsid="000df15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f159" officeooo:paragraph-rsid="001289cc" style:font-weight-asian="bold" style:font-weight-complex="bold"/>
    </style:style>
    <style:style style:name="P6" style:family="paragraph" style:parent-style-name="Standard">
      <style:text-properties fo:font-weight="bold" officeooo:rsid="001b5706" officeooo:paragraph-rsid="001b5706" style:font-weight-asian="bold" style:font-weight-complex="bold"/>
    </style:style>
    <style:style style:name="P7" style:family="paragraph" style:parent-style-name="Standard">
      <style:text-properties fo:font-weight="bold" officeooo:rsid="0025eb9f" officeooo:paragraph-rsid="0025eb9f" style:font-weight-asian="bold" style:font-weight-complex="bold"/>
    </style:style>
    <style:style style:name="P8" style:family="paragraph" style:parent-style-name="Standard">
      <style:text-properties officeooo:rsid="00116c2e" officeooo:paragraph-rsid="00116c2e"/>
    </style:style>
    <style:style style:name="P9" style:family="paragraph" style:parent-style-name="Standard">
      <style:text-properties officeooo:rsid="0019bd0d" officeooo:paragraph-rsid="0019bd0d"/>
    </style:style>
    <style:style style:name="P10" style:family="paragraph" style:parent-style-name="Standard">
      <style:text-properties officeooo:rsid="001b5706" officeooo:paragraph-rsid="001b5706"/>
    </style:style>
    <style:style style:name="P11" style:family="paragraph" style:parent-style-name="Standard">
      <style:text-properties officeooo:rsid="001929c3" officeooo:paragraph-rsid="00101b13"/>
    </style:style>
    <style:style style:name="P12" style:family="paragraph" style:parent-style-name="Standard">
      <style:text-properties officeooo:rsid="0025eb9f" officeooo:paragraph-rsid="0025eb9f"/>
    </style:style>
    <style:style style:name="P13" style:family="paragraph" style:parent-style-name="Standard">
      <style:text-properties officeooo:rsid="0025eb9f" officeooo:paragraph-rsid="0037ec82"/>
    </style:style>
    <style:style style:name="P14" style:family="paragraph" style:parent-style-name="Standard">
      <style:text-properties officeooo:rsid="00286e0e" officeooo:paragraph-rsid="00286e0e"/>
    </style:style>
    <style:style style:name="P15" style:family="paragraph" style:parent-style-name="Standard">
      <style:text-properties officeooo:rsid="003133a9" officeooo:paragraph-rsid="003133a9"/>
    </style:style>
    <style:style style:name="P16" style:family="paragraph" style:parent-style-name="Standard">
      <style:text-properties fo:font-style="italic" fo:font-weight="bold" officeooo:rsid="0037ec82" officeooo:paragraph-rsid="0037ec82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929c3" officeooo:paragraph-rsid="001b5706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3d3ba6" officeooo:paragraph-rsid="003d3ba6"/>
    </style:style>
    <style:style style:name="P19" style:family="paragraph" style:parent-style-name="Standard">
      <style:text-properties officeooo:rsid="003d3ba6" officeooo:paragraph-rsid="0025eb9f"/>
    </style:style>
    <style:style style:name="P20" style:family="paragraph" style:parent-style-name="Table_20_Contents">
      <style:text-properties officeooo:rsid="002fc9d2" officeooo:paragraph-rsid="002fc9d2"/>
    </style:style>
    <style:style style:name="P21" style:family="paragraph" style:parent-style-name="Table_20_Contents">
      <style:text-properties fo:font-style="italic" fo:font-weight="bold" officeooo:rsid="002fc9d2" officeooo:paragraph-rsid="002fc9d2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 fo:padding="0.0201in" fo:border="0.06pt solid #000000" style:shadow="none"/>
      <style:text-properties officeooo:rsid="003b8288" officeooo:paragraph-rsid="003b8288"/>
    </style:style>
    <style:style style:name="P23" style:family="paragraph" style:parent-style-name="Standard">
      <style:paragraph-properties fo:text-align="center" style:justify-single-word="false" fo:padding="0.0201in" fo:border="0.06pt solid #000000" style:shadow="none"/>
      <style:text-properties officeooo:rsid="003b8288" officeooo:paragraph-rsid="003fa850"/>
    </style:style>
    <style:style style:name="P24" style:family="paragraph" style:parent-style-name="Standard">
      <style:paragraph-properties fo:text-align="center" style:justify-single-word="false" fo:padding="0.0201in" fo:border="0.06pt solid #000000" style:shadow="none"/>
      <style:text-properties officeooo:rsid="003b8288" officeooo:paragraph-rsid="0041297f"/>
    </style:style>
    <style:style style:name="P25" style:family="paragraph" style:parent-style-name="Standard">
      <style:paragraph-properties fo:text-align="center" style:justify-single-word="false" fo:padding="0.0201in" fo:border="0.06pt solid #000000" style:shadow="none"/>
      <style:text-properties fo:color="#ed1c24" fo:font-weight="bold" officeooo:rsid="003b8288" officeooo:paragraph-rsid="003b8288" style:font-weight-asian="bold" style:font-weight-complex="bold"/>
    </style:style>
    <style:style style:name="P26" style:family="paragraph" style:parent-style-name="Standard" style:list-style-name="L1">
      <style:text-properties fo:font-weight="normal" officeooo:rsid="00163bd5" officeooo:paragraph-rsid="00163bd5" style:font-weight-asian="normal" style:font-weight-complex="normal"/>
    </style:style>
    <style:style style:name="P27" style:family="paragraph" style:parent-style-name="Standard" style:list-style-name="L2">
      <style:text-properties officeooo:rsid="00286e0e" officeooo:paragraph-rsid="00286e0e"/>
    </style:style>
    <style:style style:name="P28" style:family="paragraph" style:parent-style-name="Standard" style:list-style-name="L3">
      <style:text-properties officeooo:paragraph-rsid="003133a9"/>
    </style:style>
    <style:style style:name="P29" style:family="paragraph" style:parent-style-name="Standard" style:list-style-name="L3">
      <style:text-properties officeooo:paragraph-rsid="0032871f"/>
    </style:style>
    <style:style style:name="P30" style:family="paragraph" style:parent-style-name="Standard" style:list-style-name="L4">
      <style:text-properties officeooo:rsid="0037ec82" officeooo:paragraph-rsid="0037ec82"/>
    </style:style>
    <style:style style:name="P31" style:family="paragraph" style:parent-style-name="Standard" style:list-style-name="L5">
      <style:text-properties officeooo:rsid="003ac16a" officeooo:paragraph-rsid="003ac16a"/>
    </style:style>
    <style:style style:name="T1" style:family="text">
      <style:text-properties officeooo:rsid="000ee4ed"/>
    </style:style>
    <style:style style:name="T2" style:family="text">
      <style:text-properties officeooo:rsid="001973c3"/>
    </style:style>
    <style:style style:name="T3" style:family="text">
      <style:text-properties officeooo:rsid="001cedb5"/>
    </style:style>
    <style:style style:name="T4" style:family="text">
      <style:text-properties officeooo:rsid="001e09f7"/>
    </style:style>
    <style:style style:name="T5" style:family="text">
      <style:text-properties officeooo:rsid="0021d853"/>
    </style:style>
    <style:style style:name="T6" style:family="text">
      <style:text-properties officeooo:rsid="0022bf6c"/>
    </style:style>
    <style:style style:name="T7" style:family="text">
      <style:text-properties officeooo:rsid="00265a05"/>
    </style:style>
    <style:style style:name="T8" style:family="text">
      <style:text-properties officeooo:rsid="0029eb6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2c2cb6"/>
    </style:style>
    <style:style style:name="T13" style:family="text">
      <style:text-properties officeooo:rsid="003133a9"/>
    </style:style>
    <style:style style:name="T14" style:family="text">
      <style:text-properties officeooo:rsid="0034f1ce"/>
    </style:style>
    <style:style style:name="T15" style:family="text">
      <style:text-properties officeooo:rsid="00357f80"/>
    </style:style>
    <style:style style:name="T16" style:family="text">
      <style:text-properties officeooo:rsid="00375d84"/>
    </style:style>
    <style:style style:name="T17" style:family="text">
      <style:text-properties officeooo:rsid="0037ec82"/>
    </style:style>
    <style:style style:name="T18" style:family="text">
      <style:text-properties officeooo:rsid="003ac16a"/>
    </style:style>
    <style:style style:name="T19" style:family="text">
      <style:text-properties officeooo:rsid="003c78d1"/>
    </style:style>
    <style:style style:name="T20" style:family="text">
      <style:text-properties fo:color="#0066b3" fo:font-weight="bold" style:font-weight-asian="bold" style:font-weight-complex="bold"/>
    </style:style>
    <style:style style:name="T21" style:family="text">
      <style:text-properties fo:color="#0066b3" fo:font-weight="bold" officeooo:rsid="003fa850" style:font-weight-asian="bold" style:font-weight-complex="bold"/>
    </style:style>
    <style:style style:name="T22" style:family="text">
      <style:text-properties fo:color="#0066b3" fo:font-weight="bold" officeooo:rsid="0034f1ce" style:font-weight-asian="bold" style:font-weight-complex="bold"/>
    </style:style>
    <style:style style:name="T23" style:family="text">
      <style:text-properties fo:color="#0066b3" fo:font-weight="bold" officeooo:rsid="0041297f" style:font-weight-asian="bold" style:font-weight-complex="bold"/>
    </style:style>
    <style:style style:name="T24" style:family="text">
      <style:text-properties officeooo:rsid="003e89be"/>
    </style:style>
    <style:style style:name="T25" style:family="text">
      <style:text-properties officeooo:rsid="003fa850"/>
    </style:style>
    <style:style style:name="T26" style:family="text">
      <style:text-properties officeooo:rsid="004129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a de Pós-Graduação em Engenharia de Teleinformática</text:p>
      <text:p text:style-name="P5">TIP8415 – Engenharia de Software</text:p>
      <text:p text:style-name="P5">Revisão Sistemática: <text:span text:style-name="T7">Prótotipo de protocolo</text:span></text:p>
      <text:p text:style-name="P4">Artur Rodrigues Rocha Neto – 431951 – <text:span text:style-name="T5">Abril</text:span>/2019</text:p>
      <text:p text:style-name="P10"/>
      <text:p text:style-name="P6">0. Título</text:p>
      <text:p text:style-name="P17">Reconhecimento Facial em Nuvens de Pontos: uma Revisão Sistemática</text:p>
      <text:p text:style-name="P1"/>
      <text:p text:style-name="P3">1. Identificação do problema</text:p>
      <text:p text:style-name="P2">Nuvens de pontos são estruturas de dados que armazenam informações espaciais em 3 dimensões e representam uma alternativa robusta às imagens bidimensionais em diversas aplicações, como <text:span text:style-name="T5">por exemplo</text:span> reconhecimento facial. <text:span text:style-name="T1">O</text:span> aumento na popularidade <text:span text:style-name="T5">do uso</text:span> <text:span text:style-name="T1">de nuvens de pontos para reconhecimento facial faz necessária uma síntese da sua produção científica afim de esclarecer questões de pesquisa pertinentes.</text:span></text:p>
      <text:p text:style-name="P2"/>
      <text:p text:style-name="P3">2. Descrição do objetivo da Revisão Sistemática</text:p>
      <text:p text:style-name="P9">Investigar <text:span text:style-name="T4">e compilar os métodos (</text:span>etapas, <text:span text:style-name="T3">artefatos, experimentos) e os resultados</text:span> na literatura <text:span text:style-name="T4">recente (2014-presente) no campo do</text:span> reconhecimento faci<text:span text:style-name="T3">a</text:span>l usando nuvens de pontos.</text:p>
      <text:p text:style-name="P1"/>
      <text:p text:style-name="P3">3. Poproposição das questões de pesquisa</text:p>
      <text:list xml:id="list1896070237" text:style-name="L1">
        <text:list-item>
          <text:p text:style-name="P26">Quais experimentos são usados para medir a qualidade das técnicas?</text:p>
        </text:list-item>
        <text:list-item>
          <text:p text:style-name="P26">Quais bases de dados são mais utilizadas?</text:p>
        </text:list-item>
        <text:list-item>
          <text:p text:style-name="P26">Quais passos de pré-processamento nas nuvens são mais comumente usados?</text:p>
        </text:list-item>
        <text:list-item>
          <text:p text:style-name="P26">Quais descritores e/ou atributos são normalmente extraídos?</text:p>
        </text:list-item>
        <text:list-item>
          <text:p text:style-name="P26">Quais classificadores <text:span text:style-name="T6">são</text:span> normalmente escolhidos?</text:p>
        </text:list-item>
        <text:list-item>
          <text:p text:style-name="P26">É possível apontar um modelo de reconhecimento facial como o estado da <text:span text:style-name="T2">arte</text:span>?</text:p>
        </text:list-item>
      </text:list>
      <text:p text:style-name="P8"/>
      <text:p text:style-name="P3">4. Palavras-chave e sinônimos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oint cloud</text:p>
          </table:table-cell>
          <table:table-cell table:style-name="Table1.B1" office:value-type="string">
            <text:p text:style-name="P20">Three dimension, three dimensional, 3d surface, <text:span text:style-name="T25">3-d surface</text:span>, 3d face, <text:span text:style-name="T25">3-d face,</text:span> 3d faces, <text:span text:style-name="T25">3-d faces</text:span>, 3d scan, <text:span text:style-name="T25">3-d scan, </text:span>3d scans, <text:span text:style-name="T25">3-d scans,</text:span> depth image</text:p>
          </table:table-cell>
        </table:table-row>
        <table:table-row>
          <table:table-cell table:style-name="Table1.A2" office:value-type="string">
            <text:p text:style-name="P21">Face</text:p>
          </table:table-cell>
          <table:table-cell table:style-name="Table1.B2" office:value-type="string">
            <text:p text:style-name="P20"><text:span text:style-name="T16">Facial, p</text:span>erson, individual, <text:span text:style-name="T25">look, human</text:span></text:p>
          </table:table-cell>
        </table:table-row>
        <table:table-row>
          <table:table-cell table:style-name="Table1.A2" office:value-type="string">
            <text:p text:style-name="P21">Recognition</text:p>
          </table:table-cell>
          <table:table-cell table:style-name="Table1.B2" office:value-type="string">
            <text:p text:style-name="P20">Identification, matching, classification, verification, <text:span text:style-name="T25">description, authentication</text:span></text:p>
          </table:table-cell>
        </table:table-row>
        <table:table-row>
          <table:table-cell table:style-name="Table1.A2" office:value-type="string">
            <text:p text:style-name="P21">Outros</text:p>
          </table:table-cell>
          <table:table-cell table:style-name="Table1.B2" office:value-type="string">
            <text:p text:style-name="P20">Registration, <text:span text:style-name="T15">registration-free, </text:span>key-point, keypoint, descriptor, descriptors, moment, moments, robust, expression, <text:span text:style-name="T15">pose, occlusion,</text:span> invariant, <text:span text:style-name="T14">classifier, pre-processing, preprocessing, landmark, landmarks, action unit, action units, feature, features</text:span></text:p>
          </table:table-cell>
        </table:table-row>
      </table:table>
      <text:p text:style-name="P11"/>
      <text:p text:style-name="P7">5. Artigos de controle</text:p>
      <text:p text:style-name="P12"/>
      <text:p text:style-name="P12"><text:span text:style-name="T9">H. Li, D. Huang, J.-M. Morvan, Y. Wang, and L. Chen</text:span>, <text:span text:style-name="T10">“Towards 3d face recognition in the real: A registration-free approach using fine-grained matching of 3D keypoint descriptors”</text:span>, Int. J. Comput. Vis., vol. 113, no. 2, pp. 128–142, Jun. 2015.</text:p>
      <text:p text:style-name="P12"/>
      <text:p text:style-name="P12"><text:soft-page-break/><text:span text:style-name="T9">S. Berretti, N. Werghi, A. del Bimbo, and P. Pala</text:span>, <text:span text:style-name="T10">“Selecting stable key-points and local descriptors for person identification using 3D face scans”</text:span>, Vis. Comput., vol. 30, no. 11, pp. 1275–1292, Nov. 2014.</text:p>
      <text:p text:style-name="P12"/>
      <text:p text:style-name="P12"><text:span text:style-name="T9">M. Emambakhsh and A. Evans</text:span>, <text:span text:style-name="T10">“Nasal patches and curves for expression-robust 3D face recognition”</text:span>, IEEE Trans. Pattern Anal. Mach. Intell., vol. 39, no. 5, pp. 995–1007, May 2017.</text:p>
      <text:p text:style-name="P12"/>
      <text:p text:style-name="P12"><text:span text:style-name="T9">F. R. Al-Osaimi</text:span>, <text:span text:style-name="T10">“A novel multi-purpose matching representation of local 3D surfaces: A rotationally invariant, efficient, and highly discriminative approach with an adjustable sensitivity”</text:span>, IEEE Trans. Image Process., vol. 25, no. 2, pp. 658–672, Feb. 2016.</text:p>
      <text:p text:style-name="P12"/>
      <text:p text:style-name="P12"><text:span text:style-name="T9">Y. Ming</text:span>, <text:span text:style-name="T10">“Rigid-area orthogonal spectral regression for efficient 3D face recognition”</text:span>, Neurocomputing, vol. 129, pp. 445–457, 2014.</text:p>
      <text:p text:style-name="P12"/>
      <text:p text:style-name="P7">6. Estratégia de busca e seleção</text:p>
      <text:list xml:id="list1994470874" text:style-name="L2">
        <text:list-item>
          <text:p text:style-name="P27">Definição de strings de busca com bases nas palavras-chave e seus sinônimos, refinadas a partir dos artigos de controle;</text:p>
        </text:list-item>
        <text:list-item>
          <text:p text:style-name="P27">Aplicação das strings de busca em bases de dados online assinadas pela CAPES; e</text:p>
        </text:list-item>
        <text:list-item>
          <text:p text:style-name="P27">Seleção com base na leitura de título e abstract para inclusão ou exclusão a partir de critérios estabelecidos <text:span text:style-name="T8">n</text:span>as questões de pesquisa.</text:p>
        </text:list-item>
      </text:list>
      <text:p text:style-name="P14"/>
      <text:p text:style-name="P12"/>
      <text:p text:style-name="P7">7. Fontes de busca</text:p>
      <text:p text:style-name="P15">As bases abaixo foram escolhidas por serem de amplo uso na comunidade científica e por serem assinadas como parceiras da CAPES:</text:p>
      <text:list xml:id="list2438560956" text:style-name="L3">
        <text:list-item>
          <text:p text:style-name="P28"><text:span text:style-name="T12">IEEE Xplore Digital Library (</text:span><text:a xlink:type="simple" xlink:href="https://ieeexplore.ieee.org/" text:style-name="Internet_20_link" text:visited-style-name="Visited_20_Internet_20_Link">https://ieeexplore.ieee.org/</text:a><text:span text:style-name="T13">)</text:span></text:p>
        </text:list-item>
        <text:list-item>
          <text:p text:style-name="P28"><text:span text:style-name="T12">ACM Digital Library (</text:span><text:a xlink:type="simple" xlink:href="https://dl.acm.org/" text:style-name="Internet_20_link" text:visited-style-name="Visited_20_Internet_20_Link">https://dl.acm.org/</text:a><text:span text:style-name="T13">)</text:span></text:p>
        </text:list-item>
        <text:list-item>
          <text:p text:style-name="P28"><text:span text:style-name="T12">Elsevier’s Scopus (</text:span><text:a xlink:type="simple" xlink:href="https://www.scopus.com/" text:style-name="Internet_20_link" text:visited-style-name="Visited_20_Internet_20_Link">https://www.scopus.com/</text:a><text:span text:style-name="T13">)</text:span></text:p>
        </text:list-item>
        <text:list-item>
          <text:p text:style-name="P29"><text:span text:style-name="T12">ISI Web of Knowledge (</text:span><text:a xlink:type="simple" xlink:href="https://apps.webofknowledge.com/" text:style-name="Internet_20_link" text:visited-style-name="Visited_20_Internet_20_Link">https://apps.webofknowledge.com/</text:a><text:span text:style-name="T13">)</text:span></text:p>
        </text:list-item>
      </text:list>
      <text:p text:style-name="P12"/>
      <text:p text:style-name="P7">8. Protótipo de string de busca</text:p>
      <text:p text:style-name="P19"/>
      <text:p text:style-name="P22">(three dimension <text:span text:style-name="T20">OR</text:span> three dimensional <text:span text:style-name="T20">OR</text:span> 3d surface <text:span text:style-name="T20">OR</text:span> 3-d surface <text:span text:style-name="T20">OR</text:span> 3d face <text:span text:style-name="T20">OR</text:span> 3-d face <text:span text:style-name="T20">OR</text:span> 3d faces <text:span text:style-name="T20">OR</text:span> 3-d faces <text:span text:style-name="T20">OR</text:span> 3d scan <text:span text:style-name="T20">OR</text:span> 3-d scan <text:span text:style-name="T20">OR</text:span> 3d scans <text:span text:style-name="T20">OR</text:span> 3-d scans <text:span text:style-name="T20">OR</text:span> depth image)</text:p>
      <text:p text:style-name="P25">AND</text:p>
      <text:p text:style-name="P22">(face <text:span text:style-name="T20">OR</text:span> facial <text:span text:style-name="T20">OR</text:span> person <text:span text:style-name="T20">OR</text:span> individual <text:span text:style-name="T21">OR</text:span><text:span text:style-name="T25"> look </text:span><text:span text:style-name="T21">OR</text:span><text:span text:style-name="T25"> human</text:span>)</text:p>
      <text:p text:style-name="P25">AND</text:p>
      <text:p text:style-name="P23">(recognition <text:span text:style-name="T20">OR</text:span> identification <text:span text:style-name="T20">OR</text:span> matching <text:span text:style-name="T20">OR</text:span> classification <text:span text:style-name="T20">OR</text:span> verification <text:span text:style-name="T21">OR</text:span><text:span text:style-name="T25"> description </text:span><text:span text:style-name="T21">OR</text:span><text:span text:style-name="T25"> authentication</text:span>)</text:p>
      <text:p text:style-name="P25">AND</text:p>
      <text:p text:style-name="P24">(registration <text:span text:style-name="T20">OR</text:span> registration-free <text:span text:style-name="T20">OR</text:span> key-point <text:span text:style-name="T20">OR</text:span> keypoint <text:span text:style-name="T20">OR</text:span> descriptor <text:span text:style-name="T20">OR</text:span> descriptors <text:span text:style-name="T20">OR</text:span> moment <text:span text:style-name="T20">OR</text:span> moments <text:span text:style-name="T20">OR</text:span> robust <text:span text:style-name="T20">OR</text:span> expression <text:span text:style-name="T20">OR</text:span> pose <text:span text:style-name="T20">OR</text:span> occlusion <text:span text:style-name="T20">OR</text:span> invariant <text:span text:style-name="T20">OR</text:span> classifier <text:span text:style-name="T20">OR</text:span> pre-processing <text:span text:style-name="T20">OR</text:span> <text:span text:style-name="T14">preprocessing </text:span><text:span text:style-name="T22">OR</text:span><text:span text:style-name="T14"> </text:span>landmark <text:span text:style-name="T20">OR</text:span> <text:span text:style-name="T26">landmarks </text:span><text:span text:style-name="T23">OR</text:span><text:span text:style-name="T26"> </text:span>action unit <text:span text:style-name="T20">OR</text:span> action units <text:span text:style-name="T20">OR</text:span> feature <text:span text:style-name="T20">OR</text:span> features)</text:p>
      <text:p text:style-name="P12"/>
      <text:p text:style-name="P7">9. Critérios de seleção (inclusão <text:span text:style-name="T17">e </text:span>exclusão)</text:p>
      <text:p text:style-name="P12"/>
      <text:p text:style-name="P16">Inclusão:</text:p>
      <text:list xml:id="list3665474614" text:style-name="L4">
        <text:list-item>
          <text:p text:style-name="P30">Estudo apresenta técnica <text:span text:style-name="T18">ou </text:span>método de reconhecimento facial usando nuvens de pontos</text:p>
        </text:list-item>
        <text:list-item>
          <text:p text:style-name="P30">Estudo propõe uma aplicação ou sistema que faz uso de técnicas <text:span text:style-name="T18">ou </text:span>métodos de reconhecimento facial usando nuvens de pontos</text:p>
        </text:list-item>
      </text:list>
      <text:p text:style-name="P16">Exclusão:</text:p>
      <text:list xml:id="list2855684096" text:style-name="L5">
        <text:list-item>
          <text:p text:style-name="P31"><text:soft-page-break/>Texto do estudo não está disponível na íntegra</text:p>
        </text:list-item>
        <text:list-item>
          <text:p text:style-name="P31">Texto do estudo não está disponível em inglês</text:p>
        </text:list-item>
        <text:list-item>
          <text:p text:style-name="P31">Estudo não cita a base de dados usada nos experimentos de classificação</text:p>
        </text:list-item>
        <text:list-item>
          <text:p text:style-name="P31">Estudo fora do intervalo de tempo escolhido (<text:span text:style-name="T19">janeiro de </text:span>2014, <text:span text:style-name="T19">março de </text:span>2019)</text:p>
        </text:list-item>
        <text:list-item>
          <text:p text:style-name="P31">Estudo faz uso de descritores oriundos de informação 2D</text:p>
        </text:list-item>
        <text:list-item>
          <text:p text:style-name="P31">Estudo duplicado</text:p>
        </text:list-item>
        <text:list-item>
          <text:p text:style-name="P31">Estudo trata do reconhecimento de expressões faciais e não de indivíduos independente da expressão</text:p>
        </text:list-item>
        <text:list-item>
          <text:p text:style-name="P31">Estudo é do tipo descrição de um curso, nota de aula, patente, editorial, resumo de palestra, tutorial, survey, review, <text:span text:style-name="T24">tese ou dissertação</text:span></text:p>
        </text:list-item>
        <text:list-item>
          <text:p text:style-name="P31">Estudo não apresenta os critérios de inclusão 1 e 2</text:p>
        </text:list-item>
      </text:list>
      <text:p text:style-name="P13"/>
      <text:p text:style-name="P7">10. Formulário de e<text:span text:style-name="T24">x</text:span>tração de dados</text:p>
      <text:p text:style-name="P12"/>
      <text:p text:style-name="P18"><text:span text:style-name="T11">Metadados:</text:span> título, autores, ano, <text:span text:style-name="T24">onde foi publicado (periódico, conferência)</text:span></text:p>
      <text:p text:style-name="P18"/>
      <text:p text:style-name="P18"><text:span text:style-name="T11">Artefatos:</text:span> bases de dados, pré-processamentos, classificadores, <text:span text:style-name="T24">número de keypoints, tipos de experimento</text:span></text:p>
      <text:p text:style-name="P18"/>
      <text:p text:style-name="P18"><text:span text:style-name="T11">Resultados:</text:span> taxas de reconhecimento, taxas de verif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10:52.855000000</meta:creation-date>
    <dc:date>2019-04-09T10:28:59.588393465</dc:date>
    <meta:editing-duration>PT5H34M4S</meta:editing-duration>
    <meta:editing-cycles>49</meta:editing-cycles>
    <meta:generator>LibreOffice/6.0.7.3$Linux_X86_64 LibreOffice_project/00m0$Build-3</meta:generator>
    <meta:document-statistic meta:table-count="1" meta:image-count="0" meta:object-count="0" meta:page-count="3" meta:paragraph-count="68" meta:word-count="833" meta:character-count="5510" meta:non-whitespace-character-count="4771"/>
  </office:meta>
</office:document-meta>
</file>